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">
      <style:table-properties style:width="6.692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7292in" style:rel-column-width="36517*"/>
    </style:style>
    <style:style style:name="Table1.B" style:family="table-column">
      <style:table-column-properties style:column-width="2.1451in" style:rel-column-width="21006*"/>
    </style:style>
    <style:style style:name="Table1.C" style:family="table-column">
      <style:table-column-properties style:column-width="0.8181in" style:rel-column-width="8012*"/>
    </style:style>
    <style:style style:name="Table1.A1" style:family="table-cell">
      <style:table-cell-properties fo:padding="0.0382in" fo:border="none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A3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3.7292in" style:rel-column-width="36517*"/>
    </style:style>
    <style:style style:name="Table3.B" style:family="table-column">
      <style:table-column-properties style:column-width="2.1451in" style:rel-column-width="21006*"/>
    </style:style>
    <style:style style:name="Table3.C" style:family="table-column">
      <style:table-column-properties style:column-width="0.8181in" style:rel-column-width="8012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3.6042in" style:rel-column-width="35293*"/>
    </style:style>
    <style:style style:name="Table4.B" style:family="table-column">
      <style:table-column-properties style:column-width="2.2708in" style:rel-column-width="22237*"/>
    </style:style>
    <style:style style:name="Table4.C" style:family="table-column">
      <style:table-column-properties style:column-width="0.8174in" style:rel-column-width="800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3.2292in" style:rel-column-width="31621*"/>
    </style:style>
    <style:style style:name="Table5.B" style:family="table-column">
      <style:table-column-properties style:column-width="2.6458in" style:rel-column-width="25909*"/>
    </style:style>
    <style:style style:name="Table5.C" style:family="table-column">
      <style:table-column-properties style:column-width="0.8174in" style:rel-column-width="8005*"/>
    </style:style>
    <style:style style:name="Table5.A1" style:family="table-cell">
      <style:table-cell-properties fo:padding="0.0382in" fo:border="none"/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3.2292in" style:rel-column-width="31621*"/>
    </style:style>
    <style:style style:name="Table7.B" style:family="table-column">
      <style:table-column-properties style:column-width="1.5507in" style:rel-column-width="15185*"/>
    </style:style>
    <style:style style:name="Table7.C" style:family="table-column">
      <style:table-column-properties style:column-width="1.9125in" style:rel-column-width="18729*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3.2292in" style:rel-column-width="31621*"/>
    </style:style>
    <style:style style:name="Table2.B" style:family="table-column">
      <style:table-column-properties style:column-width="1.9479in" style:rel-column-width="19074*"/>
    </style:style>
    <style:style style:name="Table2.C" style:family="table-column">
      <style:table-column-properties style:column-width="1.5153in" style:rel-column-width="14840*"/>
    </style:style>
    <style:style style:name="Table2.A1" style:family="table-cell">
      <style:table-cell-properties fo:padding="0.0382in" fo:border="none"/>
    </style:style>
    <style:style style:name="Table9" style:family="table">
      <style:table-properties style:width="6.6924in" table:align="margins"/>
    </style:style>
    <style:style style:name="Table9.A" style:family="table-column">
      <style:table-column-properties style:column-width="0.8104in" style:rel-column-width="7936*"/>
    </style:style>
    <style:style style:name="Table9.B" style:family="table-column">
      <style:table-column-properties style:column-width="5.8819in" style:rel-column-width="57599*"/>
    </style:style>
    <style:style style:name="Table9.A1" style:family="table-cell">
      <style:table-cell-properties fo:padding="0.0382in" fo:border="none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style:font-name="Book Antiqua" fo:font-size="9pt" fo:language="en" fo:country="US"/>
    </style:style>
    <style:style style:name="P4" style:family="paragraph" style:parent-style-name="Table_20_Heading">
      <style:text-properties fo:language="en" fo:country="US"/>
    </style:style>
    <style:style style:name="P5" style:family="paragraph" style:parent-style-name="Table_20_Heading">
      <style:paragraph-properties fo:text-align="start" style:justify-single-word="false"/>
      <style:text-properties fo:language="en" fo:country="US"/>
    </style:style>
    <style:style style:name="P6" style:family="paragraph" style:parent-style-name="Table_20_Heading">
      <style:paragraph-properties fo:text-align="end" style:justify-single-word="false"/>
      <style:text-properties fo:language="en" fo:country="US"/>
    </style:style>
    <style:style style:name="P7" style:family="paragraph" style:parent-style-name="Table_20_Heading">
      <style:paragraph-properties fo:text-align="center" style:justify-single-word="false"/>
      <style:text-properties fo:language="en" fo:country="US"/>
    </style:style>
    <style:style style:name="P8" style:family="paragraph" style:parent-style-name="Heading">
      <style:paragraph-properties fo:text-align="end" style:justify-single-word="false"/>
      <style:text-properties fo:language="en" fo:country="US"/>
    </style:style>
    <style:style style:name="P9" style:family="paragraph" style:parent-style-name="Contact_20_Info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0" style:family="paragraph" style:parent-style-name="Contact_20_Info">
      <style:paragraph-properties fo:text-align="start" style:justify-single-word="false"/>
      <style:text-properties fo:language="en" fo:country="US"/>
    </style:style>
    <style:style style:name="P11" style:family="paragraph" style:parent-style-name="Text_20_body">
      <style:paragraph-properties fo:margin-top="0in" fo:margin-bottom="0.0398in"/>
      <style:text-properties fo:language="en" fo:country="US" fo:font-weight="normal" style:font-weight-asian="normal" style:font-weight-complex="normal"/>
    </style:style>
    <style:style style:name="P12" style:family="paragraph" style:parent-style-name="Contact_20_Info">
      <style:paragraph-properties fo:text-align="end" style:justify-single-word="false">
        <style:tab-stops/>
      </style:paragraph-properties>
      <style:text-properties fo:language="en" fo:country="US" officeooo:rsid="000ae7aa" officeooo:paragraph-rsid="000ae7aa"/>
    </style:style>
    <style:style style:name="P13" style:family="paragraph" style:parent-style-name="Contact_20_Info">
      <style:paragraph-properties fo:text-align="start" style:justify-single-word="false"/>
      <style:text-properties fo:language="en" fo:country="US" fo:font-weight="bold" officeooo:paragraph-rsid="000b8b16" style:font-weight-asian="bold" style:font-weight-complex="bold"/>
    </style:style>
    <style:style style:name="P14" style:family="paragraph" style:parent-style-name="Text_20_body" style:list-style-name="List_20_1">
      <style:paragraph-properties fo:margin-top="0in" fo:margin-bottom="0.0398in"/>
      <style:text-properties fo:language="en" fo:country="US"/>
    </style:style>
    <style:style style:name="P15" style:family="paragraph" style:parent-style-name="Text_20_body" style:list-style-name="List_20_1">
      <style:paragraph-properties fo:margin-top="0in" fo:margin-bottom="0.0398in"/>
      <style:text-properties fo:language="en" fo:country="US" fo:font-weight="normal" style:font-weight-asian="normal" style:font-weight-complex="normal"/>
    </style:style>
    <style:style style:name="P16" style:family="paragraph" style:parent-style-name="Text_20_body" style:list-style-name="List_20_1">
      <style:paragraph-properties fo:margin-top="0in" fo:margin-bottom="0.0398in"/>
      <style:text-properties fo:language="en" fo:country="US" fo:font-weight="bold" style:font-weight-asian="bold" style:font-weight-complex="bold"/>
    </style:style>
    <style:style style:name="P17" style:family="paragraph" style:parent-style-name="Heading_20_1">
      <style:text-properties fo:language="en" fo:country="US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e7a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b8b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nrique García Cota</text:p>
      <text:p text:style-name="P12">Project Manager at Splendeo Innovación</text:p>
      <text:p text:style-name="P10">Madrid, Spain</text:p>
      <text:p text:style-name="P9">(+34) 666901806</text:p>
      <text:p text:style-name="P13"><text:span text:style-name="T9">egarcia@splendeo.es</text:span></text:p>
      <text:h text:style-name="P17" text:outline-level="1">Profile Summary</text:h>
      <text:p text:style-name="P2">Client-facing skills / Project management skills / Global scale projects (different timezones, outsourcing)</text:p>
      <text:p text:style-name="P1">Strong technical background, specialty on web-based projects.</text:p>
      <text:p text:style-name="P1">Native Spanish, nearly bilingual English, and fluent French. Working experience on the 3 languages.</text:p>
      <text:h text:style-name="P17" text:outline-level="1">Education</text:h>
      <text:p text:style-name="P1"><text:span text:style-name="T3">Real Time Major</text:span> on the <text:span text:style-name="T8">Institut Supérieur d'Électronique de Paris (ISEP)</text:span><text:span text:style-name="T1"> – February 2002</text:span></text:p>
      <text:p text:style-name="P1"><text:span text:style-name="T2">Computer Science Degree</text:span><text:span text:style-name="T1"> on the University of Seville – September 2003</text:span></text:p>
      <text:h text:style-name="P17" text:outline-level="1">Working Experience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Colgate &amp; CERN – Development Lead</text:p>
          </table:table-cell>
          <table:table-cell table:style-name="Table1.A1" office:value-type="string">
            <text:p text:style-name="P4">May 2009 - present</text:p>
          </table:table-cell>
          <table:table-cell table:style-name="Table1.A1" office:value-type="string">
            <text:p text:style-name="P4">Splendeo</text:p>
          </table:table-cell>
        </table:table-row>
        <table:table-row>
          <table:table-cell table:style-name="Table1.A1" table:number-columns-spanned="3" office:value-type="string">
            <text:p text:style-name="Text_20_body"><text:span text:style-name="T6">Technical lead on a web application company. Most recent projects were two projects developed for </text:span><text:span text:style-name="T7">Colgate-Palmolive (www.e-storemonitor.com) and the CERN (</text:span><text:a xlink:type="simple" xlink:href="http://www.ohwr.org/"><text:span text:style-name="T6">www.ohwr.org</text:span></text:a><text:span text:style-name="T7">).</text:span></text:p>
            <text:list xml:id="list194036942" text:style-name="List_20_1">
              <text:list-item>
                <text:p text:style-name="P14">Facilitating business requests (new project and change requests) from initial opening through to the creation of <text:span text:style-name="T3">functional specifications</text:span> and <text:span text:style-name="T3">contracts</text:span>.</text:p>
              </text:list-item>
              <text:list-item>
                <text:p text:style-name="P14">Working with clients to determine their <text:span text:style-name="T3">business requirements, </text:span><text:span text:style-name="T5">while reporting</text:span><text:span text:style-name="T3"> </text:span><text:span text:style-name="T5">and</text:span><text:span text:style-name="T3"> tracking project costs</text:span></text:p>
              </text:list-item>
              <text:list-item>
                <text:p text:style-name="P15">Providing insight into best way to achieve desired functionality, including assessment of <text:span text:style-name="T3">time and cost impacts</text:span></text:p>
              </text:list-item>
              <text:list-item>
                <text:p text:style-name="P15">Managing <text:span text:style-name="T3">multiple projects at once</text:span>; across multiple brands and geographical regions.</text:p>
              </text:list-item>
              <text:list-item>
                <text:p text:style-name="P15">Technologies employed: Ruby on Rails, Drupal, AJAX</text:p>
              </text:list-item>
            </text:list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Diageo Eservices – Solution Manager European Lead</text:p>
          </table:table-cell>
          <table:table-cell table:style-name="Table1.A3" office:value-type="string">
            <text:p text:style-name="P4">July 2007 – April 2009</text:p>
          </table:table-cell>
          <table:table-cell table:style-name="Table1.A3" office:value-type="string">
            <text:p text:style-name="P4">Accenture</text:p>
          </table:table-cell>
        </table:table-row>
        <table:table-row>
          <table:table-cell table:style-name="Table1.A1" table:number-columns-spanned="3" office:value-type="string">
            <text:p text:style-name="P1">The Solution Manager is involved in the delivery of projects and change requests for the websites that Accenture builds. In detail, the roles and responsibilities include:</text:p>
            <text:list xml:id="list488358968" text:continue-numbering="true" text:style-name="List_20_1">
              <text:list-item>
                <text:p text:style-name="P14">Functional Specifications and Contracts</text:p>
              </text:list-item>
              <text:list-item>
                <text:p text:style-name="P14">Business requirements and project costs.</text:p>
              </text:list-item>
              <text:list-item>
                <text:p text:style-name="P14">Acting as liaison between development team and the business</text:p>
              </text:list-item>
              <text:list-item>
                <text:p text:style-name="P14">Providing <text:span text:style-name="T3">technical project management</text:span> status, including status reports, issue logs, change control logs</text:p>
              </text:list-item>
              <text:list-item>
                <text:p text:style-name="P14">Sample work: <text:span text:style-name="T3">www.johnniewalker.com</text:span>, <text:span text:style-name="T3">www.baileys.com </text:span><text:span text:style-name="T5">, including all international versions.</text:span></text:p>
              </text:list-item>
            </text:list>
            <text:p text:style-name="P11">Technologies employed: Microsoft Sharepoint.</text:p>
            <text:p text:style-name="P1">“In addition Enrique moved to the the position of European Solution Manager Lead on the last quarter of 2008. This involved looking after a team of 2 other Solution Managers based in London and Dublin. He provided pastoral care and looked after progress/status of the team; as well as had involvement in wider engagement tasks and issues.”</text:p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Carrefour – Requirements gathering team leader</text:p>
          </table:table-cell>
          <table:table-cell table:style-name="Table3.A1" office:value-type="string">
            <text:p text:style-name="P7">March 2007 – June 2007</text:p>
          </table:table-cell>
          <table:table-cell table:style-name="Table3.A1" office:value-type="string">
            <text:p text:style-name="P6">Accenture</text:p>
          </table:table-cell>
        </table:table-row>
        <table:table-row>
          <table:table-cell table:style-name="Table3.A1" table:number-columns-spanned="3" office:value-type="string">
            <text:p text:style-name="P1">I directed a team of 4 people in gathering and documenting requirements for new application.</text:p>
            <text:p text:style-name="P1">The main language used on this project was French.</text:p>
            <text:p text:style-name="P1">The project required management of a small team, quick learning of the business requirements as well as direct contact with the Client.</text:p>
          </table:table-cell>
          <table:covered-table-cell/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>
          <table:table-cell table:style-name="Table4.A1" office:value-type="string">
            <text:p text:style-name="P5">Diageo – Application development and maintenance</text:p>
          </table:table-cell>
          <table:table-cell table:style-name="Table4.A1" office:value-type="string">
            <text:p text:style-name="P5">October 2005 – June 2007</text:p>
          </table:table-cell>
          <table:table-cell table:style-name="Table4.A1" office:value-type="string">
            <text:p text:style-name="P6">Accenture</text:p>
          </table:table-cell>
        </table:table-row>
        <table:table-row>
          <table:table-cell table:style-name="Table4.A1" table:number-columns-spanned="3" office:value-type="string">
            <text:p text:style-name="P1">Maintenance and improvement of 2 web applications used for time reporting and cost control.</text:p>
            <text:list xml:id="list2139193187" text:continue-numbering="true" text:style-name="List_20_1">
              <text:list-item>
                <text:p text:style-name="P14">Design and implementation of new reports, as well as improvement of existing ones. The timing and budgetary information appearing on those reports was then used by management.</text:p>
              </text:list-item>
              <text:list-item>
                <text:p text:style-name="P14"><text:span text:style-name="T3">C# , server javascript, SQL + IIS</text:span>.</text:p>
              </text:list-item>
            </text:list>
          </table:table-cell>
          <table:covered-table-cell/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Accenture – Other Assignments</text:p>
          </table:table-cell>
          <table:table-cell table:style-name="Table5.A1" office:value-type="string">
            <text:p text:style-name="P5">Feb. 2004 – August 2005</text:p>
          </table:table-cell>
          <table:table-cell table:style-name="Table5.A1" office:value-type="string">
            <text:p text:style-name="P6">Accenture</text:p>
          </table:table-cell>
        </table:table-row>
        <table:table-row>
          <table:table-cell table:style-name="Table5.A1" table:number-columns-spanned="3" office:value-type="string">
            <text:p text:style-name="P1">I've worked on several other assignments in Accenture, including</text:p>
            <text:list xml:id="list958132502" text:continue-numbering="true" text:style-name="List_20_1">
              <text:list-item>
                <text:p text:style-name="P14">Writing documentation about a Siebel installation.</text:p>
              </text:list-item>
              <text:list-item>
                <text:p text:style-name="P14">Working on the PMO office of a complex (+600 people) project.</text:p>
              </text:list-item>
              <text:list-item>
                <text:p text:style-name="P14">Managing the network of that same project.</text:p>
              </text:list-item>
              <text:list-item>
                <text:p text:style-name="P14">Updating roles by using the SAP Security Module.</text:p>
              </text:list-item>
              <text:list-item>
                <text:p text:style-name="P14">Automating several procedures by using Excel + VBA.</text:p>
              </text:list-item>
            </text:list>
          </table:table-cell>
          <table:covered-table-cell/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">Kondor+/TradeKast – Development Internship</text:p>
          </table:table-cell>
          <table:table-cell table:style-name="Table7.A1" office:value-type="string">
            <text:p text:style-name="P5">Feb 2002 – July 2002</text:p>
          </table:table-cell>
          <table:table-cell table:style-name="Table7.A1" office:value-type="string">
            <text:p text:style-name="P6">Reuters Financial Software</text:p>
          </table:table-cell>
        </table:table-row>
        <table:table-row>
          <table:table-cell table:style-name="Table7.A1" table:number-columns-spanned="3" office:value-type="string">
            <text:p text:style-name="P1">As part of my studies in Paris, I made an internship re-developing some parts of a database import/export library in order to increase its maintainability.</text:p>
            <text:list xml:id="list181523983" text:continue-numbering="true" text:style-name="List_20_1">
              <text:list-item>
                <text:p text:style-name="P16">Intensive C/C++ programming</text:p>
              </text:list-item>
              <text:list-item>
                <text:p text:style-name="P14">Developing of a new database binding language</text:p>
              </text:list-item>
              <text:list-item>
                <text:p text:style-name="P14">The working environment's language was French, but documents where written in English. </text:p>
              </text:list-item>
            </text:list>
          </table:table-cell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Snecma Moteurs – Development Internship</text:p>
          </table:table-cell>
          <table:table-cell table:style-name="Table2.A1" office:value-type="string">
            <text:p text:style-name="P5">Sept. 2001 – January 2002</text:p>
          </table:table-cell>
          <table:table-cell table:style-name="Table2.A1" office:value-type="string">
            <text:p text:style-name="P6">Snecma Moteurs/ISEP</text:p>
          </table:table-cell>
        </table:table-row>
        <table:table-row>
          <table:table-cell table:style-name="Table2.A1" table:number-columns-spanned="3" office:value-type="string">
            <text:p text:style-name="P1">Join project between the ISEP (<text:span text:style-name="T8">Institut Supérieur d'Électronique de Paris</text:span>) and SNECMA Moteurs. The project consisted in the study of the viability of an airplane engine's digital control system.</text:p>
            <text:list xml:id="list739668612" text:continue-numbering="true" text:style-name="List_20_1">
              <text:list-item>
                <text:p text:style-name="P14">Network Protocol analysis (Firewire, USB) / Real-time operative systems (QNX, Linux RT) / C prototype </text:p>
              </text:list-item>
            </text:list>
          </table:table-cell>
          <table:covered-table-cell/>
          <table:covered-table-cell/>
        </table:table-row>
      </table:table>
      <text:h text:style-name="P17" text:outline-level="1">Training/Continuing Education</text:h>
      <text:p text:style-name="P1">Several trainings completed while in Accenture, on subjects including <text:span text:style-name="T3">methodology</text:span>, <text:span text:style-name="T3">decision making</text:span> and <text:span text:style-name="T3">leadership</text:span>.</text:p>
      <text:h text:style-name="P17" text:outline-level="1">Skill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Expert</text:p>
          </table:table-cell>
          <table:table-cell table:style-name="Table9.A1" office:value-type="string">
            <text:p text:style-name="P3">MS Office, <text:span text:style-name="T3">Software Development</text:span>, <text:span text:style-name="T3">Expectations </text:span><text:span text:style-name="T4">&amp;</text:span><text:span text:style-name="T3"> Project Management, Reporting</text:span></text:p>
            <text:p text:style-name="P3">HTML, Javascript, <text:span text:style-name="T3">Ruby on Rails</text:span>, <text:span text:style-name="T3">VBA</text:span>, <text:span text:style-name="T3">SQL</text:span>, <text:span text:style-name="T3">C</text:span>, <text:span text:style-name="T3">C++</text:span></text:p>
          </table:table-cell>
        </table:table-row>
        <table:table-row>
          <table:table-cell table:style-name="Table9.A1" office:value-type="string">
            <text:p text:style-name="P5">Advanced</text:p>
          </table:table-cell>
          <table:table-cell table:style-name="Table9.A1" office:value-type="string">
            <text:p text:style-name="P3">Negotiation, Team management, <text:span text:style-name="T3">Client-facing skills,</text:span> Outsourcing projects</text:p>
            <text:p text:style-name="P3"><text:span text:style-name="T3">SQL</text:span>, <text:span text:style-name="T3">SQL Server</text:span>, <text:span text:style-name="T3">PostgreSQL,</text:span> ISS, <text:span text:style-name="T3">Apache</text:span>, <text:span text:style-name="T3">CSS</text:span>, Linux, MS Windows, Prototype.js, jQuery, <text:span text:style-name="T3">SEO, MS MOSS (Sharepoint)</text:span></text:p>
          </table:table-cell>
        </table:table-row>
        <table:table-row>
          <table:table-cell table:style-name="Table9.A1" office:value-type="string">
            <text:p text:style-name="P5">Proficient</text:p>
          </table:table-cell>
          <table:table-cell table:style-name="Table9.A1" office:value-type="string">
            <text:p text:style-name="P3"><text:span text:style-name="T3">Rapid Application Management</text:span>, Test Scripts,</text:p>
            <text:p text:style-name="P3"><text:span text:style-name="T3">Java</text:span>, C#, .NET, <text:span text:style-name="T3">Web 2.0 protocols</text:span>, <text:span text:style-name="T3">PHP</text:span></text:p>
          </table:table-cell>
        </table:table-row>
        <table:table-row>
          <table:table-cell table:style-name="Table9.A1" office:value-type="string">
            <text:p text:style-name="P5">Trained</text:p>
          </table:table-cell>
          <table:table-cell table:style-name="Table9.A1" office:value-type="string">
            <text:p text:style-name="P3">Interface design, Training and performance support, </text:p>
            <text:p text:style-name="P3">XSLT, Visual Studio</text:p>
          </table:table-cell>
        </table:table-row>
      </table:table>
      <text:h text:style-name="P17" text:outline-level="1">Languages</text:h>
      <text:p text:style-name="P1">Native <text:span text:style-name="T3">Spanish</text:span> speaker.</text:p>
      <text:p text:style-name="P1">Excellent <text:span text:style-name="T3">English</text:span> and <text:span text:style-name="T3">French</text:span>. I've used both of them as working languages of high technical and managerial complexity. I've also both of them on a client-facing level, for several reasons; from discussing technical details to negotiating project budgets.</text:p>
      <text:h text:style-name="P17" text:outline-level="1">Interests</text:h>
      <text:p text:style-name="P1">I'm interested in all new technologies, specially web-related.</text:p>
      <text:p text:style-name="P1">My hobbies include science fiction literature, video games and traveling, specially to Europe and Asia. I'm learning to play the guitar and like running and ski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Book Antiqua" svg:font-family="'Book Antiqua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background-color="transparent" fo:keep-with-next="always">
        <style:background-image/>
      </style:paragraph-properties>
      <style:text-properties fo:color="#000080" style:font-name="Trebuchet MS" fo:font-size="20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Book Antiqua" fo:font-size="9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783in" fo:margin-bottom="0.0783in" style:page-number="auto" fo:background-color="#e6e6e6" fo:padding="0in" fo:border="none" style:shadow="none">
        <style:background-image/>
      </style:paragraph-properties>
      <style:text-properties fo:color="#000080" fo:font-size="14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act_20_Info" style:display-name="Contact Info" style:family="paragraph" style:parent-style-name="Text_20_body" style:class="text">
      <style:paragraph-properties fo:margin-top="0in" fo:margin-bottom="0in"/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text:number-lines="false" text:line-number="0">
        <style:background-image/>
      </style:paragraph-properties>
      <style:text-properties fo:color="#000080" style:font-name="Trebuchet MS" fo:font-size="10pt"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font-size="8pt" fo:font-weight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>Enrique García Cota <text:tab/><text:date style:data-style-name="N84" text:date-value="2010-11-11T16:53:08" text:fixed="true">2010-11-11</text:date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nrique Garcia Cota</meta:initial-creator>
    <meta:creation-date>2009-05-20T13:41:21.90</meta:creation-date>
    <dc:date>2010-11-11T17:05:40</dc:date>
    <dc:creator>Enrique Cota</dc:creator>
    <meta:editing-duration>PT16H57M28S</meta:editing-duration>
    <meta:editing-cycles>19</meta:editing-cycles>
    <meta:generator>OpenOffice.org/3.2$Linux OpenOffice.org_project/320m19$Build-9505</meta:generator>
    <meta:printed-by>Enrique Garcia Cota</meta:printed-by>
    <meta:print-date>2009-05-20T21:25:18.70</meta:print-date>
    <meta:document-statistic meta:table-count="7" meta:image-count="0" meta:object-count="0" meta:page-count="2" meta:paragraph-count="88" meta:word-count="796" meta:character-count="5382"/>
  </office:meta>
</office:document-meta>
</file>